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2cm" svg:stroke-color="#000000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2" style:family="graphic" style:parent-style-name="objectwithoutfill">
      <style:graphic-properties svg:stroke-width="0.2cm" svg:stroke-color="#000000" draw:marker-start-width="0.8cm" draw:marker-end-width="0.8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3465a4" draw:fill="solid" draw:fill-color="#0066b3" draw:textarea-horizontal-align="justify" draw:textarea-vertical-align="middle" draw:auto-grow-height="false" fo:min-height="0.458cm" fo:min-width="0.208cm"/>
    </style:style>
    <style:style style:name="gr4" style:family="graphic" style:parent-style-name="standard">
      <style:graphic-properties draw:stroke="none" svg:stroke-color="#3465a4" draw:fill="solid" draw:fill-color="#ef413d" draw:textarea-horizontal-align="justify" draw:textarea-vertical-align="middle" draw:auto-grow-height="false" fo:min-height="0.458cm" fo:min-width="0.208cm"/>
    </style:style>
    <style:style style:name="gr5" style:family="graphic" style:parent-style-name="standard">
      <style:graphic-properties draw:stroke="none" svg:stroke-color="#3465a4" draw:fill="solid" draw:fill-color="#00a65d" draw:textarea-horizontal-align="justify" draw:textarea-vertical-align="middle" draw:auto-grow-height="false" fo:min-height="0.458cm" fo:min-width="0.20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66b3"/>
      <style:paragraph-properties fo:text-align="center"/>
    </style:style>
    <style:style style:name="P3" style:family="paragraph">
      <loext:graphic-properties draw:fill="solid" draw:fill-color="#ef413d"/>
      <style:paragraph-properties fo:text-align="center"/>
    </style:style>
    <style:style style:name="P4" style:family="paragraph">
      <loext:graphic-properties draw:fill="solid" draw:fill-color="#00a65d"/>
      <style:paragraph-properties fo:text-align="center"/>
    </style:style>
    <style:style style:name="P5" style:family="paragraph">
      <loext:graphic-properties draw:fill="none" draw:fill-color="#ffffff"/>
      <style:text-properties fo:color="#0066b3" fo:font-weight="bold" style:font-weight-asian="bold" style:font-weight-complex="bold"/>
    </style:style>
    <style:style style:name="P6" style:family="paragraph">
      <loext:graphic-properties draw:fill="none" draw:fill-color="#ffffff"/>
      <style:text-properties fo:color="#00a65d" fo:font-weight="bold" style:font-weight-asian="bold" style:font-weight-complex="bold"/>
    </style:style>
    <style:style style:name="P7" style:family="paragraph">
      <loext:graphic-properties draw:fill="none" draw:fill-color="#ffffff"/>
      <style:text-properties fo:color="#ef413d" fo:font-weight="bold" style:font-weight-asian="bold" style:font-weight-complex="bold"/>
    </style:style>
    <style:style style:name="P8" style:family="paragraph">
      <loext:graphic-properties draw:fill-color="#ffffff"/>
    </style:style>
    <style:style style:name="T1" style:family="text">
      <style:text-properties fo:color="#0066b3" fo:font-weight="bold" style:font-weight-asian="bold" style:font-weight-complex="bold"/>
    </style:style>
    <style:style style:name="T2" style:family="text">
      <style:text-properties fo:color="#00a65d" fo:font-weight="bold" style:font-weight-asian="bold" style:font-weight-complex="bold"/>
    </style:style>
    <style:style style:name="T3" style:family="text">
      <style:text-properties fo:color="#ef413d" fo:font-weight="bold" style:font-weight-asian="bold" style:font-weight-complex="bold"/>
    </style:style>
    <style:style style:name="T4" style:family="text">
      <style:text-properties fo:color="#00a65d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ef413d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5.112cm" svg:y1="14.184cm" svg:x2="5.312cm" svg:y2="0.384cm">
          <text:p/>
        </draw:line>
        <draw:g>
          <draw:line draw:style-name="gr2" draw:text-style-name="P1" draw:layer="layout" svg:x1="5.112cm" svg:y1="12.584cm" svg:x2="7.212cm" svg:y2="11.63cm">
            <text:p/>
          </draw:line>
          <draw:line draw:style-name="gr2" draw:text-style-name="P1" draw:layer="layout" svg:x1="5.212cm" svg:y1="7.906cm" svg:x2="7.312cm" svg:y2="8.984cm">
            <text:p/>
          </draw:line>
          <draw:line draw:style-name="gr2" draw:text-style-name="P1" draw:layer="layout" svg:x1="7.266cm" svg:y1="11.711cm" svg:x2="7.266cm" svg:y2="8.911cm">
            <text:p/>
          </draw:line>
        </draw:g>
        <draw:g>
          <draw:line draw:style-name="gr2" draw:text-style-name="P1" draw:layer="layout" svg:x1="5.212cm" svg:y1="10.184cm" svg:x2="3.212cm" svg:y2="7.906cm">
            <text:p/>
          </draw:line>
          <draw:line draw:style-name="gr2" draw:text-style-name="P1" draw:layer="layout" svg:x1="5.212cm" svg:y1="2.784cm" svg:x2="3.212cm" svg:y2="4.556cm">
            <text:p/>
          </draw:line>
          <draw:line draw:style-name="gr2" draw:text-style-name="P1" draw:layer="layout" svg:x1="3.258cm" svg:y1="8.008cm" svg:x2="3.258cm" svg:y2="4.464cm">
            <text:p/>
          </draw:line>
        </draw:g>
        <draw:custom-shape draw:style-name="gr3" draw:text-style-name="P2" draw:layer="layout" svg:width="1cm" svg:height="1cm" svg:x="4.632cm" svg:y="13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cm" svg:height="1cm" svg:x="4.632cm" svg:y="10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cm" svg:height="1cm" svg:x="4.713cm" svg:y="5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cm" svg:height="1cm" svg:x="4.714cm" svg:y="3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cm" svg:height="1cm" svg:x="2.714cm" svg:y="7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cm" svg:height="1cm" svg:x="2.715cm" svg:y="5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cm" svg:height="1cm" svg:x="2.715cm" svg:y="4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cm" svg:height="1cm" svg:x="6.815cm" svg:y="8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cm" svg:height="1cm" svg:x="6.812cm" svg:y="11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4.4cm" svg:height="0.962cm" svg:x="2.912cm" svg:y="14.784cm">
          <draw:text-box>
            <text:p><text:span text:style-name="T1">main branch</text:span></text:p>
          </draw:text-box>
        </draw:frame>
        <draw:frame draw:style-name="gr6" draw:text-style-name="P6" draw:layer="layout" svg:width="4.4cm" svg:height="0.962cm" svg:x="6.612cm" svg:y="7.084cm">
          <draw:text-box>
            <text:p><text:span text:style-name="T2">your work</text:span></text:p>
          </draw:text-box>
        </draw:frame>
        <draw:frame draw:style-name="gr7" draw:text-style-name="P7" draw:layer="layout" svg:width="4.4cm" svg:height="1.673cm" svg:x="0.712cm" svg:y="1.984cm">
          <draw:text-box>
            <text:p><text:span text:style-name="T3">someone</text:span><text:span text:style-name="T3"><text:line-break/></text:span><text:span text:style-name="T3">else’s work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line draw:style-name="gr1" draw:text-style-name="P1" draw:layer="layout" svg:x1="5.112cm" svg:y1="14.184cm" svg:x2="5.312cm" svg:y2="0.384cm">
          <text:p/>
        </draw:line>
        <draw:g>
          <draw:line draw:style-name="gr2" draw:text-style-name="P1" draw:layer="layout" svg:x1="5.112cm" svg:y1="12.584cm" svg:x2="7.212cm" svg:y2="11.63cm">
            <text:p/>
          </draw:line>
          <draw:line draw:style-name="gr2" draw:text-style-name="P1" draw:layer="layout" svg:x1="5.212cm" svg:y1="7.906cm" svg:x2="7.312cm" svg:y2="8.984cm">
            <text:p/>
          </draw:line>
          <draw:line draw:style-name="gr2" draw:text-style-name="P1" draw:layer="layout" svg:x1="7.266cm" svg:y1="11.711cm" svg:x2="7.266cm" svg:y2="8.911cm">
            <text:p/>
          </draw:line>
        </draw:g>
        <draw:g>
          <draw:line draw:style-name="gr2" draw:text-style-name="P1" draw:layer="layout" svg:x1="5.212cm" svg:y1="10.184cm" svg:x2="3.212cm" svg:y2="7.906cm">
            <text:p/>
          </draw:line>
          <draw:line draw:style-name="gr2" draw:text-style-name="P1" draw:layer="layout" svg:x1="5.212cm" svg:y1="2.784cm" svg:x2="3.212cm" svg:y2="4.556cm">
            <text:p/>
          </draw:line>
          <draw:line draw:style-name="gr2" draw:text-style-name="P1" draw:layer="layout" svg:x1="3.258cm" svg:y1="8.008cm" svg:x2="3.258cm" svg:y2="4.464cm">
            <text:p/>
          </draw:line>
        </draw:g>
        <draw:custom-shape draw:style-name="gr3" draw:text-style-name="P2" draw:layer="layout" svg:width="1cm" svg:height="1cm" svg:x="4.632cm" svg:y="13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cm" svg:height="1cm" svg:x="4.632cm" svg:y="10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cm" svg:height="1cm" svg:x="4.713cm" svg:y="5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cm" svg:height="1cm" svg:x="4.714cm" svg:y="3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cm" svg:height="1cm" svg:x="2.714cm" svg:y="7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cm" svg:height="1cm" svg:x="2.715cm" svg:y="5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cm" svg:height="1cm" svg:x="2.715cm" svg:y="4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cm" svg:height="1cm" svg:x="6.815cm" svg:y="8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cm" svg:height="1cm" svg:x="6.812cm" svg:y="11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4.4cm" svg:height="0.962cm" svg:x="2.912cm" svg:y="14.784cm">
          <draw:text-box>
            <text:p><text:span text:style-name="T1">main branch</text:span></text:p>
          </draw:text-box>
        </draw:frame>
        <draw:frame draw:style-name="gr9" draw:text-style-name="P6" draw:layer="layout" svg:width="5.388cm" svg:height="2.384cm" svg:x="5.612cm" svg:y="6.384cm">
          <draw:text-box>
            <text:p><text:span text:style-name="T4">add </text:span></text:p>
            <text:p><text:span text:style-name="T4">documentation</text:span></text:p>
          </draw:text-box>
        </draw:frame>
        <draw:frame draw:style-name="gr9" draw:text-style-name="P7" draw:layer="layout" svg:width="6.8cm" svg:height="2.384cm" svg:x="0.3cm" svg:y="1.084cm">
          <draw:text-box>
            <text:p><text:span text:style-name="T5">add </text:span></text:p>
            <text:p><text:span text:style-name="T5">preprocessing </text:span></text:p>
            <text:p><text:span text:style-name="T5">step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0cm" fo:page-height="15.75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473cm" svg:height="7.047cm" svg:x="3.41cm" svg:y="2.397cm"/>
      <draw:page-thumbnail draw:layer="backgroundobjects" svg:width="4.473cm" svg:height="7.047cm" svg:x="3.41cm" svg:y="10.445cm"/>
      <draw:page-thumbnail draw:layer="backgroundobjects" svg:width="4.473cm" svg:height="7.047cm" svg:x="3.41cm" svg:y="18.493cm"/>
      <draw:page-thumbnail draw:layer="backgroundobjects" svg:width="4.473cm" svg:height="7.047cm" svg:x="13.705cm" svg:y="2.397cm"/>
      <draw:page-thumbnail draw:layer="backgroundobjects" svg:width="4.473cm" svg:height="7.047cm" svg:x="13.705cm" svg:y="10.445cm"/>
      <draw:page-thumbnail draw:layer="backgroundobjects" svg:width="4.473cm" svg:height="7.047cm" svg:x="13.705cm" svg:y="18.49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20T09:12:51.200207914</meta:creation-date>
    <dc:date>2020-11-20T09:25:01.947954123</dc:date>
    <meta:editing-duration>PT12M11S</meta:editing-duration>
    <meta:editing-cycles>2</meta:editing-cycles>
    <meta:generator>LibreOffice/6.0.7.3$Linux_X86_64 LibreOffice_project/00m0$Build-3</meta:generator>
    <meta:document-statistic meta:object-count="67"/>
  </office:meta>
</office:document-meta>
</file>